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, 2021 (02:27:3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02T18:27:42Z</meta:creation-date>
    <dc:date>2021-08-02T18:27:42Z</dc:date>
    <meta:user-defined meta:name="date" meta:value-type="string">August   2, 2021 (02:27:3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